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Instruccio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H[i]</text:p>
          </table:table-cell>
          <table:table-cell table:style-name="ce1" office:value-type="string" calcext:value-type="string">
            <text:p>H[j]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anta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=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=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[i]=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=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[i]=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=53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[i]=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=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canf(ent,"%f",&amp;k)</text:p>
          </table:table-cell>
          <table:table-cell table:number-columns-repeated="4"/>
          <table:table-cell office:value-type="string" calcext:value-type="string">
            <text:p>0.0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=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=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[j]++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=499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canf(ent,"%f",&amp;k)</text:p>
          </table:table-cell>
          <table:table-cell table:number-columns-repeated="4"/>
          <table:table-cell office:value-type="string" calcext:value-type="string">
            <text:p>0.062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=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=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[j]++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=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intf("[%f, %f] %d\n", </text:p>
            <text:p>-0.25+i*0.01, </text:p>
            <text:p>-0.24+i*0.01, H[i])</text:p>
          </table:table-cell>
          <table:table-cell table:number-columns-repeated="5"/>
          <table:table-cell office:value-type="string" calcext:value-type="string">
            <text:p>[-0.25, -0.24]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=499</text:p>
          </table:table-cell>
          <table:table-cell office:value-type="float" office:value="499" calcext:value-type="float">
            <text:p>49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intf("[%f, %f] %d\n", </text:p>
            <text:p>-0.25+i*0.01, </text:p>
            <text:p>-0.24+i*0.01, H[i])</text:p>
          </table:table-cell>
          <table:table-cell table:number-columns-repeated="5"/>
          <table:table-cell office:value-type="string" calcext:value-type="string">
            <text:p>[0.28, 0.29] 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9T22:03:16.132255902</meta:creation-date>
    <dc:date>2020-03-09T23:08:56.475509767</dc:date>
    <meta:editing-duration>PT3M27S</meta:editing-duration>
    <meta:editing-cycles>2</meta:editing-cycles>
    <meta:generator>LibreOffice/6.3.3.2.0$Linux_X86_64 LibreOffice_project/30$Build-2</meta:generator>
    <meta:document-statistic meta:table-count="1" meta:cell-count="64" meta:object-count="0"/>
  </office:meta>
</office:document-meta>
</file>